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" fo:font-size="14pt" fo:language="de" fo:country="DE" fo:font-weight="bold" officeooo:rsid="0002b5db" officeooo:paragraph-rsid="0002b5db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2pt" fo:language="de" fo:country="DE" fo:font-weight="normal" officeooo:rsid="000439b6" officeooo:paragraph-rsid="000439b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erif" fo:font-size="12pt" fo:language="de" fo:country="DE" fo:font-weight="normal" officeooo:rsid="000811f9" officeooo:paragraph-rsid="000811f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12pt" fo:language="de" fo:country="DE" fo:font-weight="normal" officeooo:rsid="000930a4" officeooo:paragraph-rsid="000930a4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DejaVu Serif" fo:language="de" fo:country="DE" officeooo:rsid="00016100" officeooo:paragraph-rsid="00016100"/>
    </style:style>
    <style:style style:name="P6" style:family="paragraph" style:parent-style-name="Standard">
      <style:text-properties fo:language="de" fo:country="DE" officeooo:rsid="00016100" officeooo:paragraph-rsid="00016100"/>
    </style:style>
    <style:style style:name="P7" style:family="paragraph" style:parent-style-name="Header">
      <style:text-properties officeooo:rsid="000b0b74" officeooo:paragraph-rsid="000b0b74"/>
    </style:style>
    <style:style style:name="T1" style:family="text">
      <style:text-properties officeooo:rsid="000b78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Verbesserung SA</text:p>
      <text:p text:style-name="P5"/>
      <text:p text:style-name="P1">Textanalyse: Scharfes Handy</text:p>
      <text:p text:style-name="P1"/>
      <text:p text:style-name="P2">In der Glosse „Scharfes Handy” von Harald Martenstein, veröffentlicht am 15. Januar 2004, spricht der Autor über die moderne Handykultur und wie diese Kultur unter „Präpubertierenden“ Anklang findet.</text:p>
      <text:p text:style-name="P2"/>
      <text:p text:style-name="P3">Als er das Handy seines Arbeitskollegen „schwer wie ein Kasten böhmisches Bier“ beschreibt und dass es anscheinend einen „Dieselmotor“ (Z.32f) habe, kommen die Hyperbeln schön zur Geltung.</text:p>
      <text:p text:style-name="P3"/>
      <text:p text:style-name="P4">Der Autor will hier vor allem die Absurdität der Handydebatte und aller Debatten zwischen Eltern und Kind in Bezug auf Geld aufzei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0b74" officeooo:paragraph-rsid="000b0b74"/>
    </style:style>
    <style:style style:name="MT1" style:family="text">
      <style:text-properties officeooo:rsid="000b785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ukas Schmidt<text:tab/><text:span text:style-name="MT1">4AHIT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2:04:51.910412662</meta:creation-date>
    <dc:date>2018-11-21T11:52:45.351908301</dc:date>
    <meta:editing-duration>PT30M4S</meta:editing-duration>
    <meta:editing-cycles>10</meta:editing-cycles>
    <meta:generator>LibreOffice/6.0.7.3.0$Linux_X86_64 LibreOffice_project/00m0$Build-3</meta:generator>
    <meta:document-statistic meta:table-count="0" meta:image-count="0" meta:object-count="0" meta:page-count="1" meta:paragraph-count="6" meta:word-count="85" meta:character-count="583" meta:non-whitespace-character-count="503"/>
  </office:meta>
</office:document-meta>
</file>